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00/00/00</text:date>, <text:time style:data-style-name="N2" text:time-value="22:44:20.6933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16T22:44:57.137267263</dc:date>
    <meta:editing-duration>PT6H10M19S</meta:editing-duration>
    <meta:editing-cycles>45</meta:editing-cycles>
    <meta:generator>LibreOffice/4.2.7.2$Linux_X86_64 LibreOffice_project/420m0$Build-2</meta:generator>
    <meta:document-statistic meta:table-count="1" meta:cell-count="114" meta:object-count="0"/>
  </office:meta>
</office:document-meta>
</file>